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8718" officeooo:paragraph-rsid="001b8718"/>
    </style:style>
    <style:style style:name="P2" style:family="paragraph" style:parent-style-name="Standard">
      <style:text-properties officeooo:paragraph-rsid="001b8718"/>
    </style:style>
    <style:style style:name="P3" style:family="paragraph" style:parent-style-name="Standard">
      <style:text-properties fo:font-weight="bold" officeooo:rsid="001b8718" officeooo:paragraph-rsid="001b8718" style:font-weight-asian="bold" style:font-weight-complex="bold"/>
    </style:style>
    <style:style style:name="P4" style:family="paragraph" style:parent-style-name="Standard">
      <style:text-properties fo:font-weight="bold" officeooo:rsid="001c4321" officeooo:paragraph-rsid="001c4321" style:font-weight-asian="bold" style:font-weight-complex="bold"/>
    </style:style>
    <style:style style:name="P5" style:family="paragraph" style:parent-style-name="Standard">
      <style:text-properties fo:font-weight="bold" officeooo:rsid="001e6b27" officeooo:paragraph-rsid="001e6b27" style:font-weight-asian="bold" style:font-weight-complex="bold"/>
    </style:style>
    <style:style style:name="P6" style:family="paragraph" style:parent-style-name="Standard">
      <style:text-properties officeooo:rsid="001c4321" officeooo:paragraph-rsid="001c4321"/>
    </style:style>
    <style:style style:name="P7" style:family="paragraph" style:parent-style-name="Standard">
      <style:text-properties officeooo:rsid="001e6b27" officeooo:paragraph-rsid="001e6b27"/>
    </style:style>
    <style:style style:name="P8" style:family="paragraph" style:parent-style-name="Standard">
      <style:text-properties fo:font-weight="normal" officeooo:rsid="001fd6ce" officeooo:paragraph-rsid="001fd6ce" style:font-weight-asian="normal" style:font-weight-complex="normal"/>
    </style:style>
    <style:style style:name="P9" style:family="paragraph" style:parent-style-name="Standard">
      <style:text-properties officeooo:rsid="0020f05a" officeooo:paragraph-rsid="0020f05a"/>
    </style:style>
    <style:style style:name="T1" style:family="text">
      <style:text-properties officeooo:rsid="001b8718"/>
    </style:style>
    <style:style style:name="T2" style:family="text">
      <style:text-properties officeooo:rsid="001c4321"/>
    </style:style>
    <style:style style:name="T3" style:family="text">
      <style:text-properties fo:font-weight="bold" style:font-weight-asian="bold" style:font-weight-complex="bold"/>
    </style:style>
    <style:style style:name="T4" style:family="text">
      <style:text-properties officeooo:rsid="001e2f7f"/>
    </style:style>
    <style:style style:name="T5" style:family="text">
      <style:text-properties officeooo:rsid="001fd6ce"/>
    </style:style>
    <style:style style:name="T6" style:family="text">
      <style:text-properties officeooo:rsid="0020f0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A. Create nanotubes using VMD.</text:span></text:p>
      <text:p text:style-name="P8">First of fall, the way I used to create the nanotubes was simpler because I used a hacked program to do it. Now that I cannot access to my window I have to do it in a different way. However, I haven’t had to create new nanotubes so I think you will have to do a few modifications in the process. </text:p>
      <text:p text:style-name="P8">The way to create a nanotube with open source programs is the following:</text:p>
      <text:p text:style-name="P1">1. Open a terminal an type VMD.</text:p>
      <text:p text:style-name="P1">2. Co to Extensions &gt; Modeling &gt; Nanotube Builder.</text:p>
      <text:p text:style-name="P2"><text:span text:style-name="T1">3. You can choose the parameters (m,n) I recommend you to take a look at </text:span><text:a xlink:type="simple" xlink:href="https://en.wikipedia.org/wiki/Carbon_nanotube#The_(n,m)_notation" text:style-name="Internet_20_link" text:visited-style-name="Visited_20_Internet_20_Link">https://en.wikipedia.org/wiki/Carbon_nanotube#The_(n,m)_notation</text:a></text:p>
      <text:p text:style-name="P1">You do not need to understand that completely, just to have an idea. Try for example (12,0) and (12,5) and see the difference between the structures.</text:p>
      <text:p text:style-name="P1">4. Save the nanotube as PDB.</text:p>
      <text:p text:style-name="P1">5. Open the pdb file in sublime or any other editor and see how the file looks like.</text:p>
      <text:p text:style-name="P1"/>
      <text:p text:style-name="P1">You <text:span text:style-name="T4">should</text:span> also download a program called Chimera which is also a visualizer but I don’t think you can create structures. However, opening the pdb file created with VMD in Chimera is good because if you save that PDB file using Chimera it gives you the “Connect” section <text:span text:style-name="T5">which tells you the bonds of the nanotube</text:span>, which might be useful.</text:p>
      <text:p text:style-name="P1"/>
      <text:p text:style-name="P1"><text:span text:style-name="T3">B. Filling up the nanotubes with water.</text:span></text:p>
      <text:p text:style-name="P1">There are many ways to do this. One could place the water molecules randomly. However, that can be problematic when running the simulations. So the way I currently do <text:span text:style-name="T4">it</text:span> is a little empiric. I try to place the water molecules maximizing the distance between them so that they can occupy all the space available. <text:span text:style-name="T5">The file that does this, however, is a little old. The way I do it now is optimized for SiCNT not for CNTs. So you might need to change the file for the CNTs. </text:span></text:p>
      <text:p text:style-name="P1"/>
      <text:p text:style-name="P1">1. Open the py file and take a look at the top section. There are some parameters that you can change such as the length of the tube and the diameter. This is to calculate how many water molecules should be placed according to the density. We usually only change those parameters.</text:p>
      <text:p text:style-name="P1">Other parameters such as bond length and angle of water model should not be changed.</text:p>
      <text:p text:style-name="P1"/>
      <text:p text:style-name="P1">2. Try to run it. Once you run it, open the pdb file in an editor and take a look at it. You should also open it using vmd or chimera to visualize and see if it is correct.</text:p>
      <text:p text:style-name="P1"/>
      <text:p text:style-name="P3">C. Creating data file.</text:p>
      <text:p text:style-name="P1">1. Once you have the pdb <text:span text:style-name="T4">of the tube with water</text:span> you can use the other py file to create the data file. This data file is the one that lammps reads from an input file. You might need to edit this file. <text:span text:style-name="T2">This py file also creates other files that might be needed as groups.</text:span></text:p>
      <text:p text:style-name="P1"/>
      <text:p text:style-name="P5">D. The input file.</text:p>
      <text:p text:style-name="P7">Before using this, the input file might need to be improved. So you need to modify the <text:span text:style-name="T5">CNT</text:span> input file with the current so that you can use the bash file. So please take a look at the “new” input file <text:span text:style-name="T6">(which is the in the sicnt folder)</text:span> and modify the cnt input file so that i<text:span text:style-name="T6">t </text:span>fits better the bash file. <text:span text:style-name="T5">You just need to change the header. Check the lammps documentation if needed. </text:span></text:p>
      <text:p text:style-name="P1"/>
      <text:p text:style-name="P4">D. The bash file.</text:p>
      <text:p text:style-name="P6">This piece of art will save you a lot of time. It basically modifies the files, create the folders, copies the files and run the simulations.</text:p>
      <text:p text:style-name="P6"><text:soft-page-break/>I think is easy to read. <text:span text:style-name="T4">For now I will recommend you to focus on getting the structure and data file. That’s the milestone for now.</text:span></text:p>
      <text:p text:style-name="P6"/>
      <text:p text:style-name="P9">Finally we should meet to go thorough the details of these 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0:52:40.596350436</meta:creation-date>
    <dc:date>2020-01-14T00:39:10.604225657</dc:date>
    <meta:editing-duration>PT3H23M34S</meta:editing-duration>
    <meta:editing-cycles>1</meta:editing-cycles>
    <meta:document-statistic meta:table-count="0" meta:image-count="0" meta:object-count="0" meta:page-count="2" meta:paragraph-count="23" meta:word-count="630" meta:character-count="3306" meta:non-whitespace-character-count="2695"/>
    <meta:generator>LibreOffice/6.0.7.3$Linux_X86_64 LibreOffice_project/00m0$Build-3</meta:generator>
  </office:meta>
</office:document-meta>
</file>